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b82" officeooo:paragraph-rsid="00157b82"/>
    </style:style>
    <style:style style:name="P2" style:family="paragraph" style:parent-style-name="Standard">
      <style:text-properties officeooo:rsid="00160c78" officeooo:paragraph-rsid="00160c78"/>
    </style:style>
    <style:style style:name="T1" style:family="text">
      <style:text-properties officeooo:rsid="00160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1) Mapear endereço IP em endereço MAC.</text:p>
      <text:p text:style-name="P1"/>
      <text:p text:style-name="P1">Questão 12) <text:span text:style-name="T1">Controle de erro.</text:span></text:p>
      <text:p text:style-name="P1"/>
      <text:p text:style-name="P2">Questão 13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6:30:49.403277761</meta:creation-date>
    <dc:date>2023-01-26T16:41:57.830132310</dc:date>
    <meta:editing-duration>PT11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5" meta:character-count="88" meta:non-whitespace-character-count="75"/>
  </office:meta>
</office:document-meta>
</file>